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aecf00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84d1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83caff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6600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8.034cm" svg:height="11.43cm" svg:x="0.508cm" svg:y="1.524cm">
          <text:p text:style-name="P1"><text:span text:style-name="T1">Basic Installatio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6.35cm" svg:height="3.302cm" svg:x="6.35cm" svg:y="3.556cm">
          <text:p text:style-name="P1"><text:span text:style-name="T2">turtlebot_install</text:span></text:p>
          <text:p text:style-name="P1"><text:span text:style-name="T3"><text:s text:c="2"/></text:span><text:span text:style-name="T3">install.sh</text:span></text:p>
          <text:p text:style-name="P1"><text:span text:style-name="T4"><text:s text:c="2"/></text:span><text:span text:style-name="T5">rosinstall</text:span><text:span text:style-name="T4"> </text:span></text:p>
          <text:p text:style-name="P1"><text:span text:style-name="T6"><text:a xlink:href="https://github.com/CesMak/turtlebot_install" xlink:type="simple">https://github.com/CesMak/turtlebot_install</text:a></text:span><text:span text:style-name="T6"> 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8.636cm" svg:height="3.302cm" svg:x="0.762cm" svg:y="9.144cm">
          <text:p text:style-name="P1"><text:span text:style-name="T2">workspace_scripts</text:span></text:p>
          <text:p text:style-name="P1"><text:span text:style-name="T4"><text:s text:c="2"/></text:span><text:span text:style-name="T5">scripts</text:span></text:p>
          <text:p text:style-name="P1"><text:span text:style-name="T7"><text:s text:c="3"/></text:span><text:span text:style-name="T7">20.setup.bash.em</text:span></text:p>
          <text:p text:style-name="P1"><text:span text:style-name="T7"><text:s text:c="3"/>…</text:span><text:span text:style-name="T7">.</text:span></text:p>
          <text:p text:style-name="P1"><text:span text:style-name="T8"/></text:p>
          <text:p text:style-name="P1"><text:span text:style-name="T6"><text:a xlink:href="https://github.com/tu-darmstadt-ros-pkg/workspace_scripts" xlink:type="simple">https://github.com/tu-darmstadt-ros-pkg/workspace_scripts</text:a></text:span><text:span text:style-name="T6"> 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8.636cm" svg:height="3.302cm" svg:x="9.652cm" svg:y="9.144cm">
          <text:p text:style-name="P1"><text:span text:style-name="T2">turtlebot_scripts</text:span></text:p>
          <text:p text:style-name="P1"><text:span text:style-name="T4"><text:s text:c="2"/></text:span><text:span text:style-name="T5">scripts</text:span></text:p>
          <text:p text:style-name="P1"><text:span text:style-name="T7"><text:s text:c="3"/></text:span><text:span text:style-name="T7">20.setup.bash.em</text:span></text:p>
          <text:p text:style-name="P1"><text:span text:style-name="T7"><text:s text:c="3"/>…</text:span><text:span text:style-name="T7">.</text:span></text:p>
          <text:p text:style-name="P1"><text:span text:style-name="T8"/></text:p>
          <text:p text:style-name="P1"><text:span text:style-name="T6"><text:a xlink:href="https://github.com/CesMak/turtlebot_scripts" xlink:type="simple">https://github.com/CesMak/turtlebot_scripts</text:a></text:span><text:span text:style-name="T6">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28cm" svg:height="11.43cm" svg:x="19.05cm" svg:y="1.524cm">
          <text:p text:style-name="P1"><text:span text:style-name="T1">Optional Installatio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frame draw:style-name="gr3" draw:layer="layout" svg:width="6.911cm" svg:height="0.962cm" svg:x="19.304cm" svg:y="4.064cm">
          <draw:text-box>
            <text:p>turtle install <text:s/>simulation</text:p>
          </draw:text-box>
        </draw:frame>
        <draw:custom-shape draw:style-name="gr2" draw:text-style-name="P3" draw:layer="layout" svg:width="6.858cm" svg:height="3.302cm" svg:x="19.304cm" svg:y="5.026cm">
          <text:p text:style-name="P1"><text:span text:style-name="T2">turtlebot1</text:span></text:p>
          <text:p text:style-name="P1"><text:span text:style-name="T4"><text:s text:c="2"/></text:span><text:span text:style-name="T5">turtlebot1_descriptions</text:span></text:p>
          <text:p text:style-name="P1"><text:span text:style-name="T5"><text:s text:c="2"/></text:span><text:span text:style-name="T5">turtlebot1_simulations</text:span></text:p>
          <text:p text:style-name="P1"><text:span text:style-name="T5"><text:s text:c="2"/></text:span><text:span text:style-name="T5">turtlebot1_teleop</text:span></text:p>
          <text:p text:style-name="P1"><text:span text:style-name="T6"><text:a xlink:href="https://github.com/CesMak/turtlebot1" xlink:type="simple">https://github.com/CesMak/turtlebot1</text:a></text:span><text:span text:style-name="T6"> 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9.525cm" svg:y1="6.858cm" svg:x2="13.97cm" svg:y2="9.144cm" draw:start-shape="id1" draw:start-glue-point="2" draw:end-shape="id2" draw:end-glue-point="0" svg:d="M9525 6858v501l4445 1284v501" svg:viewBox="0 0 4446 2287">
          <text:p/>
        </draw:connector>
        <draw:connector draw:style-name="gr4" draw:text-style-name="P2" draw:layer="layout" draw:type="lines" svg:x1="9.525cm" svg:y1="6.858cm" svg:x2="5.08cm" svg:y2="9.144cm" draw:start-shape="id1" draw:start-glue-point="2" draw:end-shape="id3" draw:end-glue-point="0" svg:d="M9525 6858v501l-4445 1284v501" svg:viewBox="0 0 4446 2287">
          <text:p/>
        </draw:connector>
        <draw:frame draw:style-name="gr3" draw:layer="layout" svg:width="7.614cm" svg:height="0.962cm" svg:x="19.05cm" svg:y="9.398cm">
          <draw:text-box>
            <text:p>turtle install <text:s/>roomba_521</text:p>
          </draw:text-box>
        </draw:frame>
        <draw:custom-shape draw:style-name="gr2" draw:text-style-name="P3" draw:layer="layout" svg:width="7.059cm" svg:height="2.286cm" svg:x="19.304cm" svg:y="10.414cm">
          <text:p text:style-name="P1"><text:span text:style-name="T2">roomba_521</text:span></text:p>
          <text:p text:style-name="P1"><text:span text:style-name="T4"><text:s text:c="2"/></text:span><text:span text:style-name="T5">controller</text:span></text:p>
          <text:p text:style-name="P1"><text:span text:style-name="T5"><text:s text:c="2"/></text:span><text:span text:style-name="T5">r_driver</text:span></text:p>
          <text:p text:style-name="P1"><text:span text:style-name="T6">https://github.com/CesMak/roomba_52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5T11:26:30.909964457</meta:creation-date>
    <dc:date>2017-06-05T11:52:27.711731665</dc:date>
    <meta:editing-duration>PT2M37S</meta:editing-duration>
    <meta:editing-cycles>3</meta:editing-cycles>
    <meta:generator>LibreOffice/4.2.8.2$Linux_X86_64 LibreOffice_project/420m0$Build-2</meta:generator>
    <meta:document-statistic meta:object-count="34"/>
  </office:meta>
</office:document-meta>
</file>